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</text:p>
      <text:p text:style-name="P2">-.getElementsByTagName</text:p>
      <text:p text:style-name="P2">-getElementById</text:p>
      <text:p text:style-name="P2">-createTextNote</text:p>
      <text:p text:style-name="P2">-.createElement</text:p>
      <text:p text:style-name="P2">-Element.appendChild</text:p>
      <text:p text:style-name="P2"><text:tab/>-dem Element ein KindElement hinzufügen</text:p>
      <text:p text:style-name="P2">-Element.setAttribute(src , „sth“)</text:p>
      <text:p text:style-name="P2"><text:tab/><text:tab/><text:tab/>(id, „askfj“)</text:p>
      <text:p text:style-name="P2">-Element.innerHTML = „&lt;p&gt;bspText&lt;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0:49:31.02</meta:creation-date>
    <dc:date>2012-12-18T13:24:58.03</dc:date>
    <meta:editing-duration>PT12M47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19" meta:character-count="220"/>
  </office:meta>
</office:document-meta>
</file>